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2.157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0.26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default-cell-style-name="ce2"/>
          <table:table-column table:style-name="co7" table:visibility="collapse" table:default-cell-style-name="ce2"/>
          <table:table-column table:style-name="co8" table:visibility="collapse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mais um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number-columns-repeated="1019"/>
        </table:table-row>
        <table:table-row table:style-name="ro5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7">
          <table:table-cell/>
          <table:table-cell table:style-name="ce29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Sistema informa do preço fixo do serviço expresso 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Funcionário fornece número de telemóvel do cliente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5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6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9">
          <table:table-cell/>
          <table:table-cell table:style-name="ce29"/>
          <table:table-cell table:style-name="ce21" office:value-type="string" calcext:value-type="string">
            <text:p>8.</text:p>
          </table:table-cell>
          <table:table-cell table:style-name="ce22" office:value-type="string" calcext:value-type="string">
            <text:p>Sistema notifica por número de telemóvel assim que o tratamento estiver realiza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4">
          <table:table-cell/>
          <table:table-cell table:style-name="ce30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serviço expresso não se encontra disponivel no momento do pedido (passo 2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0">
          <table:table-cell/>
          <table:table-cell table:style-name="ce30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30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30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2)</text:p>
          </table:table-cell>
          <table:table-cell table:style-name="ce22" office:value-type="string" calcext:value-type="string">
            <text:p>O cliente não aceita o preço do seviço (passo 3)</text:p>
          </table:table-cell>
          <table:table-cell table:style-name="ce22"/>
          <table:table-cell table:style-name="ce8" table:number-columns-repeated="4"/>
          <table:table-cell table:number-columns-repeated="1015"/>
        </table:table-row>
        <table:table-row table:style-name="ro11">
          <table:table-cell/>
          <table:table-cell table:style-name="ce33"/>
          <table:table-cell table:style-name="ce22" office:value-type="string" calcext:value-type="string">
            <text:p>3.1</text:p>
          </table:table-cell>
          <table:table-cell table:style-name="ce42" office:value-type="string" calcext:value-type="string">
            <text:p>Sistema notifica funcionário e cancela o possível pedido</text:p>
          </table:table-cell>
          <table:table-cell table:style-name="ce12"/>
          <table:table-cell table:style-name="ce8"/>
          <table:table-cell table:style-name="ce1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 style:data-style-name="N2" text:time-value="22:31:29.413939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23:17:13.125432883</dc:date>
    <meta:editing-cycles>7</meta:editing-cycles>
    <meta:editing-duration>PT2H35M53S</meta:editing-duration>
    <meta:document-statistic meta:table-count="1" meta:cell-count="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